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033cm" svg:x="1cm" svg:y="7.857cm" presentation:class="title" presentation:user-transformed="true">
          <draw:text-box>
            <text:p>Principios del Club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Guennadi Maximov Corté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incipio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n esta carrera <text:span text:style-name="T1">no te enseñarán a programar</text:span><text:span text:style-name="T2">.</text:span></text:p>
              </text:list-item>
              <text:list-item>
                <text:p><text:span text:style-name="T2">En programación hay múltiples maneras de resolver un mismo </text:span><text:span text:style-name="T2">problema. Unas claramente mejores que otras.</text:span></text:p>
              </text:list-item>
              <text:list-item>
                <text:p><text:span text:style-name="T3">Programar es como aprender un instrumento, el primero es más difícil </text:span><text:span text:style-name="T3">porque también tienes que aprender teoría de la música</text:span><text:span text:style-name="T4">.</text:span></text:p>
              </text:list-item>
              <text:list-item>
                <text:p><text:span text:style-name="T5">CONSISTENCIA</text:span><text:span text:style-name="T6">: Programar es como memoria muscular. Muy </text:span><text:span text:style-name="T6">dolorosa, pero a la larga se vuelve un sentido natural e inna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Principio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Respeto hacia el prójimo.</text:p>
              </text:list-item>
              <text:list-item>
                <text:p>Todos tienen algo que aportar. Si hay dudas o comentarios, expresarlos es la clave.</text:p>
              </text:list-item>
              <text:list-item>
                <text:p>Cada quién tiene un ritmo, así que es conveniente la ayuda comunitaria.</text:p>
              </text:list-item>
              <text:list-item>
                <text:p>Un programa, por simple o tonto que parezca, es práctica válid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1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8T13:11:10.244835479</meta:creation-date>
    <meta:editing-duration>PT34M12S</meta:editing-duration>
    <meta:editing-cycles>23</meta:editing-cycles>
    <meta:generator>LibreOffice/7.3.5.2$Linux_X86_64 LibreOffice_project/30$Build-2</meta:generator>
    <dc:title>Midnightblue</dc:title>
    <dc:date>2022-09-02T12:21:29.492910118</dc:date>
    <meta:document-statistic meta:object-count="62"/>
    <meta:template xlink:type="simple" xlink:actuate="onRequest" xlink:title="Midnightblue" xlink:href="../../../../../../../../../../usr/lib/libreoffice/share/template/common/presnt/Midnightblue.otp" meta:date="2022-08-18T13:11:09.754075652"/>
  </office:meta>
</office:document-meta>
</file>